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  <text:p text:style-name="work-desc">
							Took part in building and presenting a team-wide slide deck in Google Slides with stylistic help from Figma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Additionally, 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